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522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12.02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245cm"/>
    </style:style>
    <style:style style:name="Table2.B" style:family="table-column">
      <style:table-column-properties style:column-width="14.75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1pt" fo:font-weight="bold" officeooo:rsid="0001621a" officeooo:paragraph-rsid="0001621a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rsid="0001621a" officeooo:paragraph-rsid="0001621a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officeooo:rsid="0001621a" officeooo:paragraph-rsid="0001621a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officeooo:rsid="0002e8a2" officeooo:paragraph-rsid="0002e8a2" style:font-size-asian="11pt" style:font-size-complex="11pt"/>
    </style:style>
    <style:style style:name="P5" style:family="paragraph" style:parent-style-name="Standard">
      <style:text-properties fo:font-size="11pt" officeooo:rsid="00016ad1" officeooo:paragraph-rsid="00016ad1" style:font-size-asian="11pt" style:font-size-complex="11pt"/>
    </style:style>
    <style:style style:name="P6" style:family="paragraph" style:parent-style-name="Standard">
      <style:text-properties fo:font-size="11pt" fo:font-weight="bold" officeooo:rsid="00016ad1" officeooo:paragraph-rsid="00016ad1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03d8b9" officeooo:paragraph-rsid="0003d8b9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officeooo:rsid="0003d8b9" officeooo:paragraph-rsid="0003d8b9" style:font-size-asian="11pt" style:font-size-complex="11pt"/>
    </style:style>
    <style:style style:name="P9" style:family="paragraph" style:parent-style-name="Standard">
      <style:text-properties fo:font-size="11pt" style:text-underline-style="solid" style:text-underline-width="auto" style:text-underline-color="font-color" officeooo:rsid="0003d8b9" officeooo:paragraph-rsid="0003d8b9" style:font-size-asian="11pt" style:font-size-complex="11pt"/>
    </style:style>
    <style:style style:name="P10" style:family="paragraph" style:parent-style-name="Standard">
      <style:text-properties fo:font-size="11pt" style:text-underline-style="solid" style:text-underline-width="auto" style:text-underline-color="font-color" fo:font-weight="bold" officeooo:rsid="0003d8b9" officeooo:paragraph-rsid="0003d8b9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text-underline-style="none" fo:font-weight="normal" officeooo:rsid="0003d8b9" officeooo:paragraph-rsid="0003d8b9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none" fo:font-weight="bold" officeooo:rsid="0003d8b9" officeooo:paragraph-rsid="0003d8b9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style:text-underline-style="none" fo:font-weight="bold" officeooo:rsid="00041957" officeooo:paragraph-rsid="00041957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style:text-underline-style="none" fo:font-weight="normal" officeooo:rsid="00041957" officeooo:paragraph-rsid="00041957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bold" officeooo:rsid="0001621a" officeooo:paragraph-rsid="00041957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officeooo:rsid="0001621a" officeooo:paragraph-rsid="00041957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fo:font-weight="bold" officeooo:rsid="0001621a" officeooo:paragraph-rsid="00041957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officeooo:rsid="0002e8a2" officeooo:paragraph-rsid="00041957" style:font-size-asian="11pt" style:font-size-complex="11pt"/>
    </style:style>
    <style:style style:name="P19" style:family="paragraph" style:parent-style-name="Standard">
      <style:text-properties fo:font-size="11pt" officeooo:rsid="00016ad1" officeooo:paragraph-rsid="00041957" style:font-size-asian="11pt" style:font-size-complex="11pt"/>
    </style:style>
    <style:style style:name="P20" style:family="paragraph" style:parent-style-name="Standard">
      <style:text-properties fo:font-size="11pt" fo:font-weight="bold" officeooo:rsid="00016ad1" officeooo:paragraph-rsid="00041957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03d8b9" officeooo:paragraph-rsid="00041957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officeooo:rsid="0003d8b9" officeooo:paragraph-rsid="00041957" style:font-size-asian="11pt" style:font-size-complex="11pt"/>
    </style:style>
    <style:style style:name="P23" style:family="paragraph" style:parent-style-name="Standard">
      <style:text-properties fo:font-size="11pt" style:text-underline-style="solid" style:text-underline-width="auto" style:text-underline-color="font-color" officeooo:rsid="0003d8b9" officeooo:paragraph-rsid="00041957" style:font-size-asian="11pt" style:font-size-complex="11pt"/>
    </style:style>
    <style:style style:name="P24" style:family="paragraph" style:parent-style-name="Standard">
      <style:text-properties fo:font-size="11pt" style:text-underline-style="solid" style:text-underline-width="auto" style:text-underline-color="font-color" fo:font-weight="bold" officeooo:rsid="0003d8b9" officeooo:paragraph-rsid="00041957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style:text-underline-style="none" fo:font-weight="normal" officeooo:rsid="0003d8b9" officeooo:paragraph-rsid="00041957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style:text-underline-style="none" fo:font-weight="bold" officeooo:rsid="0003d8b9" officeooo:paragraph-rsid="00041957" style:font-size-asian="11pt" style:font-weight-asian="bold" style:font-size-complex="11pt" style:font-weight-complex="bold"/>
    </style:style>
    <style:style style:name="P27" style:family="paragraph" style:parent-style-name="Horizontal_20_Line">
      <style:text-properties fo:font-size="11pt" officeooo:rsid="00041957" style:font-size-asian="11pt" style:font-size-complex="11pt"/>
    </style:style>
    <style:style style:name="P28" style:family="paragraph" style:parent-style-name="Heading_20_3">
      <style:text-properties fo:font-size="11pt" fo:font-weight="normal" officeooo:rsid="00041957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font-size="11pt" officeooo:rsid="00041957" style:font-size-asian="11pt" style:font-size-complex="11pt"/>
    </style:style>
    <style:style style:name="P30" style:family="paragraph" style:parent-style-name="Preformatted_20_Text">
      <style:text-properties fo:font-size="11pt" officeooo:rsid="00041957" style:font-size-asian="11pt" style:font-size-complex="11pt"/>
    </style:style>
    <style:style style:name="P31" style:family="paragraph" style:parent-style-name="Preformatted_20_Text">
      <style:paragraph-properties fo:margin-top="0cm" fo:margin-bottom="0.499cm" style:contextual-spacing="false"/>
      <style:text-properties fo:font-size="11pt" officeooo:rsid="00041957" style:font-size-asian="11pt" style:font-size-complex="11pt"/>
    </style:style>
    <style:style style:name="P32" style:family="paragraph" style:parent-style-name="Text_20_body" style:list-style-name="L1">
      <style:text-properties fo:font-size="11pt" officeooo:rsid="00041957" style:font-size-asian="11pt" style:font-size-complex="11pt"/>
    </style:style>
    <style:style style:name="P33" style:family="paragraph" style:parent-style-name="Text_20_body" style:list-style-name="L2">
      <style:text-properties fo:font-size="11pt" officeooo:rsid="00041957" style:font-size-asian="11pt" style:font-size-complex="11pt"/>
    </style:style>
    <style:style style:name="P34" style:family="paragraph" style:parent-style-name="Text_20_body" style:list-style-name="L3">
      <style:text-properties fo:font-size="11pt" officeooo:rsid="00041957" style:font-size-asian="11pt" style:font-size-complex="11pt"/>
    </style:style>
    <style:style style:name="T1" style:family="text">
      <style:text-properties officeooo:rsid="00016ad1"/>
    </style:style>
    <style:style style:name="T2" style:family="text">
      <style:text-properties officeooo:rsid="0003d8b9"/>
    </style:style>
    <style:style style:name="T3" style:family="text">
      <style:text-properties officeooo:rsid="0002e8a2"/>
    </style:style>
    <style:style style:name="T4" style:family="text">
      <style:text-properties officeooo:rsid="00041957"/>
    </style:style>
    <style:style style:name="T5" style:family="text">
      <style:text-properties officeooo:rsid="0004ad9d"/>
    </style:style>
    <style:style style:name="T6" style:family="text">
      <style:text-properties officeooo:rsid="00044e1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P functions:</text:p>
      <text:p text:style-name="P2"/>
      <text:p text:style-name="P3">client side:</text:p>
      <text:p text:style-name="P2"/>
      <text:p text:style-name="P4">int client_socket;</text:p>
      <text:p text:style-name="P4">struct sockaddr_in server_addr;</text:p>
      <text:p text:style-name="P2"/>
      <text:p text:style-name="P1">1. <text:span text:style-name="T1">socket creation</text:span></text:p>
      <text:p text:style-name="P5">client_socket = socket(AF_INET,SOCK_STREAM,0);</text:p>
      <text:p text:style-name="P5"/>
      <text:p text:style-name="P6">2. set up server address to connect</text:p>
      <text:p text:style-name="P5">memset(server_addr,0,sizeof(server_Addr));</text:p>
      <text:p text:style-name="P5">server_addr.sin_family = AF_INET;</text:p>
      <text:p text:style-name="P5">server_addr.sin_port = hton(8080);</text:p>
      <text:p text:style-name="P5">server_addr.sin_addr.s_addr = inet_addr(“127.0.0.1”); <text:s/>//<text:span text:style-name="T2">INADDR_ANY</text:span></text:p>
      <text:p text:style-name="P5"/>
      <text:p text:style-name="P6">3. connect to server</text:p>
      <text:p text:style-name="P5">connect(client_socket, (<text:span text:style-name="T3">struct sockaddr*</text:span>)&amp;server_addr, sizeof(server_addr));</text:p>
      <text:p text:style-name="P5"/>
      <text:p text:style-name="P7">4. send message</text:p>
      <text:p text:style-name="P8">write(client_socket, msg , strlen(msg));</text:p>
      <text:p text:style-name="P8"/>
      <text:p text:style-name="P7">5. receive message</text:p>
      <text:p text:style-name="P8">int n = read(client_socket , buffer , sizeof(buffer)-1);</text:p>
      <text:p text:style-name="P8">buffer[n] = ‘/0’;</text:p>
      <text:p text:style-name="P8"/>
      <text:p text:style-name="P7">6. close socket</text:p>
      <text:p text:style-name="P8">close(client_socket);</text:p>
      <text:p text:style-name="P8"/>
      <text:p text:style-name="P9"/>
      <text:p text:style-name="P10">Server side:</text:p>
      <text:p text:style-name="P10"/>
      <text:p text:style-name="P11">int server_socket,client_socket;</text:p>
      <text:p text:style-name="P11">struct sockaddr_in server_addr;</text:p>
      <text:p text:style-name="P11"/>
      <text:p text:style-name="P12">1. socket creation</text:p>
      <text:p text:style-name="P12">2. set up server address to connect</text:p>
      <text:p text:style-name="P12">3. bind the port and ip to socket</text:p>
      <text:p text:style-name="P11">bind(server_socket , (struct sockaddr*)&amp;server_addr , sizeof(serveraddr));</text:p>
      <text:p text:style-name="P11"/>
      <text:p text:style-name="P12">4. listen for incomming connection and how many clients at a time</text:p>
      <text:p text:style-name="P11">listen(server_socket , 5);</text:p>
      <text:p text:style-name="P11"/>
      <text:p text:style-name="P12">5. accept the connection</text:p>
      <text:p text:style-name="P11">client_socket = accept(server_socket , NULL , NULL);</text:p>
      <text:p text:style-name="P11"/>
      <text:p text:style-name="P13">6. read/write</text:p>
      <text:p text:style-name="P14">read(client_socket , buffer , sizeof(buffer)-1);</text:p>
      <text:p text:style-name="P14">write(client_socket , msg , strlen(msg));</text:p>
      <text:p text:style-name="P14"/>
      <text:p text:style-name="P13">7. close the sockets</text:p>
      <text:p text:style-name="P14">close(client_socket);</text:p>
      <text:p text:style-name="P14">close(server_socket);</text:p>
      <text:p text:style-name="P14"/>
      <text:p text:style-name="P14"/>
      <text:p text:style-name="P14"/>
      <text:p text:style-name="P14"/>
      <text:p text:style-name="P15"><text:soft-page-break/><text:span text:style-name="T4">UDP</text:span> functions:</text:p>
      <text:p text:style-name="P16"/>
      <text:p text:style-name="P17">client side:</text:p>
      <text:p text:style-name="P16"/>
      <text:p text:style-name="P18">int client_socket;</text:p>
      <text:p text:style-name="P18">struct sockaddr_in server_addr;</text:p>
      <text:p text:style-name="P16"/>
      <text:p text:style-name="P15">1. <text:span text:style-name="T1">socket creation</text:span></text:p>
      <text:p text:style-name="P19">client_socket = socket(AF_INET,SOCK_<text:span text:style-name="T4">DGRAM</text:span>,0);</text:p>
      <text:p text:style-name="P19"/>
      <text:p text:style-name="P20">2. set up server address to connect</text:p>
      <text:p text:style-name="P19">memset(server_addr,0,sizeof(server_Addr));</text:p>
      <text:p text:style-name="P19">server_addr.sin_family = AF_INET;</text:p>
      <text:p text:style-name="P19">server_addr.sin_port = hton(8080);</text:p>
      <text:p text:style-name="P19">server_addr.sin_addr.s_addr = inet_addr(“127.0.0.1”); <text:s/>//<text:span text:style-name="T2">INADDR_ANY</text:span></text:p>
      <text:p text:style-name="P19"/>
      <text:p text:style-name="P21"><text:span text:style-name="T4">3</text:span>. send message</text:p>
      <text:p text:style-name="P22">sendto(client_socket, msg, strlen(msg), 0, (struct sockaddr*)&amp;server_addr, <text:span text:style-name="T5">addr_len</text:span>);</text:p>
      <text:p text:style-name="P22"/>
      <text:p text:style-name="P21"><text:span text:style-name="T6">4</text:span>. receive message</text:p>
      <text:p text:style-name="P22">int n;</text:p>
      <text:p text:style-name="P22">socklen_t addr_len = sizeof(server_addr);</text:p>
      <text:p text:style-name="P22">n = recvfrom(client_socket, buffer, sizeof(buffer)-1, 0, (struct sockaddr*)&amp;server_addr, &amp;addr_len);</text:p>
      <text:p text:style-name="P22">buffer[n] = '\0';</text:p>
      <text:p text:style-name="P22"/>
      <text:p text:style-name="P21"><text:span text:style-name="T6">5</text:span>. close socket</text:p>
      <text:p text:style-name="P22">close(client_socket);</text:p>
      <text:p text:style-name="P22"/>
      <text:p text:style-name="P23"/>
      <text:p text:style-name="P24">Server side:</text:p>
      <text:p text:style-name="P24"/>
      <text:p text:style-name="P25">int server_socket,client_socket;</text:p>
      <text:p text:style-name="P25">struct sockaddr_in server_addr;</text:p>
      <text:p text:style-name="P25"/>
      <text:p text:style-name="P26">1. socket creation</text:p>
      <text:p text:style-name="P26">2. set up server address to connect</text:p>
      <text:p text:style-name="P26">3. bind the port and ip to socket</text:p>
      <text:p text:style-name="P25">bind(server_socket , (struct sockaddr*)&amp;server_addr , sizeof(serveraddr));</text:p>
      <text:p text:style-name="P25"/>
      <text:p text:style-name="P13"><text:span text:style-name="T6">4</text:span>. <text:span text:style-name="T6">recvfrom()/sendto()</text:span></text:p>
      <text:p text:style-name="P14"/>
      <text:p text:style-name="P14"/>
      <text:p text:style-name="P13"><text:span text:style-name="T6">5</text:span>. close the sockets</text:p>
      <text:p text:style-name="P14">close(client_socket);</text:p>
      <text:p text:style-name="P14">close(server_socket);</text:p>
      <text:p text:style-name="P14"/>
      <text:p text:style-name="P14"/>
      <text:p text:style-name="P27"/>
      <text:h text:style-name="P28" text:outline-level="3"><text:span text:style-name="Strong_20_Emphasis">1️⃣ </text:span><text:span text:style-name="Strong_20_Emphasis"><text:span text:style-name="Source_20_Text">sendto()</text:span></text:span><text:span text:style-name="Strong_20_Emphasis"> – sending data in UDP</text:span></text:h>
      <text:p text:style-name="P29"><text:span text:style-name="Strong_20_Emphasis">Prototype:</text:span></text:p>
      <text:p text:style-name="P30"><text:span text:style-name="Source_20_Text">ssize_t sendto(int sockfd, const void *buf, size_t len, int flags,</text:span></text:p>
      <text:p text:style-name="P31"><text:span text:style-name="Source_20_Text"><text:s text:c="15"/>const struct sockaddr *dest_addr, socklen_t addrlen);</text:span></text:p>
      <text:p text:style-name="P29"><text:span text:style-name="Strong_20_Emphasis">Explanation:</text:span>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ockfd</text:span></text:p>
          </table:table-cell>
          <table:table-cell table:style-name="Table1.A1" office:value-type="string">
            <text:p text:style-name="Table_20_Contents">Your UDP socket file descriptor (created with <text:span text:style-name="Source_20_Text">socket()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buf</text:span></text:p>
          </table:table-cell>
          <table:table-cell table:style-name="Table1.A1" office:value-type="string">
            <text:p text:style-name="Table_20_Contents">The message you want to send</text:p>
          </table:table-cell>
        </table:table-row>
        <table:table-row>
          <table:table-cell table:style-name="Table1.A1" office:value-type="string">
            <text:p text:style-name="Table_20_Contents"><text:span text:style-name="Source_20_Text">len</text:span></text:p>
          </table:table-cell>
          <table:table-cell table:style-name="Table1.A1" office:value-type="string">
            <text:p text:style-name="Table_20_Contents">Length of the message</text:p>
          </table:table-cell>
        </table:table-row>
        <table:table-row>
          <table:table-cell table:style-name="Table1.A1" office:value-type="string">
            <text:p text:style-name="Table_20_Contents"><text:span text:style-name="Source_20_Text">flags</text:span></text:p>
          </table:table-cell>
          <table:table-cell table:style-name="Table1.A1" office:value-type="string">
            <text:p text:style-name="Table_20_Contents">Usually 0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t_addr</text:span></text:p>
          </table:table-cell>
          <table:table-cell table:style-name="Table1.A1" office:value-type="string">
            <text:p text:style-name="Table_20_Contents">Address of the recipient (<text:span text:style-name="Source_20_Text">struct sockaddr_in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addrlen</text:span></text:p>
          </table:table-cell>
          <table:table-cell table:style-name="Table1.A1" office:value-type="string">
            <text:p text:style-name="Table_20_Contents">Size of the address structure (<text:span text:style-name="Source_20_Text">sizeof(struct sockaddr_in)</text:span>)</text:p>
          </table:table-cell>
        </table:table-row>
      </table:table>
      <text:p text:style-name="P29"><text:span text:style-name="Strong_20_Emphasis">Key point:</text:span><text:line-break/>UDP is connectionless, so <text:span text:style-name="Strong_20_Emphasis">every time you send a message, you must tell it the destination address</text:span>. That’s why <text:span text:style-name="Source_20_Text">sendto()</text:span> needs <text:span text:style-name="Source_20_Text">dest_addr</text:span> each time.</text:p>
      <text:p text:style-name="P29"><text:span text:style-name="Strong_20_Emphasis">Example:</text:span></text:p>
      <text:p text:style-name="P31"><text:span text:style-name="Source_20_Text">sendto(client_socket, msg, strlen(msg), 0, (struct sockaddr*)&amp;server_addr, sizeof(server_addr));</text:span></text:p>
      <text:p text:style-name="P29">Here, the client is telling the OS:<text:line-break/>“Send this message <text:span text:style-name="Source_20_Text">msg</text:span> to <text:span text:style-name="Source_20_Text">server_addr</text:span>.”</text:p>
      <text:p text:style-name="P27"/>
      <text:h text:style-name="P28" text:outline-level="3"><text:span text:style-name="Strong_20_Emphasis">2️⃣ </text:span><text:span text:style-name="Strong_20_Emphasis"><text:span text:style-name="Source_20_Text">recvfrom()</text:span></text:span><text:span text:style-name="Strong_20_Emphasis"> – receiving data in UDP</text:span></text:h>
      <text:p text:style-name="P29"><text:span text:style-name="Strong_20_Emphasis">Prototype:</text:span></text:p>
      <text:p text:style-name="P30"><text:span text:style-name="Source_20_Text">ssize_t recvfrom(int sockfd, void *buf, size_t len, int flags,</text:span></text:p>
      <text:p text:style-name="P31"><text:span text:style-name="Source_20_Text"><text:s text:c="17"/>struct sockaddr *src_addr, socklen_t *addrlen);</text:span></text:p>
      <text:p text:style-name="P29"><text:span text:style-name="Strong_20_Emphasis">Explanation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ockfd</text:span></text:p>
          </table:table-cell>
          <table:table-cell table:style-name="Table2.A1" office:value-type="string">
            <text:p text:style-name="Table_20_Contents">Your UDP socket file descriptor</text:p>
          </table:table-cell>
        </table:table-row>
        <table:table-row>
          <table:table-cell table:style-name="Table2.A1" office:value-type="string">
            <text:p text:style-name="Table_20_Contents"><text:span text:style-name="Source_20_Text">buf</text:span></text:p>
          </table:table-cell>
          <table:table-cell table:style-name="Table2.A1" office:value-type="string">
            <text:p text:style-name="Table_20_Contents">Buffer to store the incoming message</text:p>
          </table:table-cell>
        </table:table-row>
        <table:table-row>
          <table:table-cell table:style-name="Table2.A1" office:value-type="string">
            <text:p text:style-name="Table_20_Contents"><text:span text:style-name="Source_20_Text">len</text:span></text:p>
          </table:table-cell>
          <table:table-cell table:style-name="Table2.A1" office:value-type="string">
            <text:p text:style-name="Table_20_Contents">Maximum size of the buff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flags</text:span></text:p>
          </table:table-cell>
          <table:table-cell table:style-name="Table2.A1" office:value-type="string">
            <text:p text:style-name="Table_20_Contents">Usually 0</text:p>
          </table:table-cell>
        </table:table-row>
        <table:table-row>
          <table:table-cell table:style-name="Table2.A1" office:value-type="string">
            <text:p text:style-name="Table_20_Contents"><text:span text:style-name="Source_20_Text">src_addr</text:span></text:p>
          </table:table-cell>
          <table:table-cell table:style-name="Table2.A1" office:value-type="string">
            <text:p text:style-name="Table_20_Contents">A pointer to a <text:span text:style-name="Source_20_Text">struct sockaddr</text:span> to store sender’s address</text:p>
          </table:table-cell>
        </table:table-row>
        <table:table-row>
          <table:table-cell table:style-name="Table2.A1" office:value-type="string">
            <text:p text:style-name="Table_20_Contents"><text:span text:style-name="Source_20_Text">addrlen</text:span></text:p>
          </table:table-cell>
          <table:table-cell table:style-name="Table2.A1" office:value-type="string">
            <text:p text:style-name="Table_20_Contents">Initially should contain the size of <text:span text:style-name="Source_20_Text">src_addr</text:span>; after return, contains the actual size of sender address</text:p>
          </table:table-cell>
        </table:table-row>
      </table:table>
      <text:p text:style-name="P29"><text:span text:style-name="Strong_20_Emphasis">Key points:</text:span></text:p>
      <text:list text:style-name="L1">
        <text:list-item>
          <text:p text:style-name="P32">Because UDP is connectionless, <text:span text:style-name="Strong_20_Emphasis">the sender is not automatically known</text:span>.</text:p>
        </text:list-item>
        <text:list-item>
          <text:p text:style-name="P32"><text:span text:style-name="Source_20_Text">recvfrom()</text:span> fills <text:span text:style-name="Source_20_Text">src_addr</text:span> with the address of whoever sent the message.</text:p>
        </text:list-item>
        <text:list-item>
          <text:p text:style-name="P32">This is needed if you want to reply back to the same sender.</text:p>
        </text:list-item>
      </text:list>
      <text:p text:style-name="P29"><text:span text:style-name="Strong_20_Emphasis">Example:</text:span></text:p>
      <text:p text:style-name="P30"><text:span text:style-name="Source_20_Text">socklen_t addr_len = sizeof(client_addr);</text:span></text:p>
      <text:p text:style-name="P30"><text:span text:style-name="Source_20_Text">int n = recvfrom(server_socket, buffer, sizeof(buffer)-1, 0,</text:span></text:p>
      <text:p text:style-name="P30"><text:span text:style-name="Source_20_Text"><text:s text:c="17"/>(struct sockaddr*)&amp;client_addr, &amp;addr_len);</text:span></text:p>
      <text:p text:style-name="P31"><text:span text:style-name="Source_20_Text">buffer[n] = '\0';</text:span></text:p>
      <text:p text:style-name="P29">Here:</text:p>
      <text:list text:style-name="L2">
        <text:list-item>
          <text:p text:style-name="P33"><text:soft-page-break/>The server waits for a message from <text:span text:style-name="Strong_20_Emphasis">any client</text:span>.</text:p>
        </text:list-item>
        <text:list-item>
          <text:p text:style-name="P33">When a message arrives, <text:span text:style-name="Source_20_Text">client_addr</text:span> gets the sender’s IP and port.</text:p>
        </text:list-item>
        <text:list-item>
          <text:p text:style-name="P33">You can now reply using <text:span text:style-name="Source_20_Text">sendto()</text:span> with this <text:span text:style-name="Source_20_Text">client_addr</text:span>.</text:p>
        </text:list-item>
      </text:list>
      <text:p text:style-name="P27"/>
      <text:h text:style-name="P28" text:outline-level="3">✅ <text:span text:style-name="Strong_20_Emphasis">Analogy to make it easier</text:span></text:h>
      <text:p text:style-name="P29">Think of UDP like sending letters by <text:span text:style-name="Strong_20_Emphasis">post</text:span>:</text:p>
      <text:list text:style-name="L3">
        <text:list-item>
          <text:p text:style-name="P34"><text:span text:style-name="Source_20_Text">sendto()</text:span>: You put a message in an envelope and write the <text:span text:style-name="Strong_20_Emphasis">recipient’s address</text:span> on it.</text:p>
        </text:list-item>
        <text:list-item>
          <text:p text:style-name="P34"><text:span text:style-name="Source_20_Text">recvfrom()</text:span>: You receive a letter and check the <text:span text:style-name="Strong_20_Emphasis">return address</text:span> to know who sent it, so you can reply if needed.</text:p>
        </text:list-item>
      </text:list>
      <text:p text:style-name="P27"/>
      <text:p text:style-name="P29">If you want, I can also make a <text:span text:style-name="Strong_20_Emphasis">tiny diagram showing the flow between UDP client and server</text:span> with <text:span text:style-name="Source_20_Text">sendto()</text:span> and <text:span text:style-name="Source_20_Text">recvfrom()</text:span>. It usually makes it click instantly.</text:p>
      <text:p text:style-name="P29">Do you want me to draw that?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3:20:01.556426537</meta:creation-date>
    <dc:date>2025-11-03T00:16:37.519588730</dc:date>
    <meta:editing-duration>PT1H50M19S</meta:editing-duration>
    <meta:editing-cycles>3</meta:editing-cycles>
    <meta:generator>LibreOffice/25.2.3.2$Linux_X86_64 LibreOffice_project/520$Build-2</meta:generator>
    <meta:document-statistic meta:table-count="2" meta:image-count="0" meta:object-count="0" meta:page-count="4" meta:paragraph-count="129" meta:word-count="611" meta:character-count="4489" meta:non-whitespace-character-count="3962"/>
  </office:meta>
</office:document-meta>
</file>